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84.45pt"/>
    </style:style>
    <style:style style:name="co3" style:family="table-column">
      <style:table-column-properties fo:break-before="auto" style:column-width="162.6pt"/>
    </style:style>
    <style:style style:name="co4" style:family="table-column">
      <style:table-column-properties fo:break-before="auto" style:column-width="184.59pt"/>
    </style:style>
    <style:style style:name="co5" style:family="table-column">
      <style:table-column-properties fo:break-before="auto" style:column-width="176.26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RP2040-PICO-PC_Rev_C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402 100 OHM 5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7,R2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402 220 OHM 5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8,R1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402 270 OHM 5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8,R9,R10,R11,R12,R13,R14,R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402 1.5 K 5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603 1.8 K 5%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6,R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402 2 K 5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402 2.2 K 5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,R3,R15,R26,R27,R2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402 10 K 5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4,R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402 27 K 5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402 100 K 5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MAT (4x0603) 100 K 5%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402 100 NF 10V 20% X5R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,C5,C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603 1 UF 10V 10% X5R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603 10 UF 6.3V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05 47 UF 6.3V 20% X5R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3,C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9 (S4 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 0603 RED 300 mCd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805 600 OHM 2A HIGH CURRENT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2,FE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054B-42TPRN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4LVC125APW</text:p>
          </table:table-cell>
          <table:table-cell office:value-type="string" calcext:value-type="string">
            <text:p>74LVC125A(TSSOP14-14_leads-</text:p>
            <text:p>4.4mm_body_width-SOT402-1)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FC-WPAPR-08-LF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0104P1VK0 (PH-4A)</text:p>
          </table:table-cell>
          <table:table-cell office:value-type="string" calcext:value-type="string">
            <text:p>CL0104PV1K0</text:p>
          </table:table-cell>
          <table:table-cell office:value-type="string" calcext:value-type="string">
            <text:p>CON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H10S (B-D-02x5-LF)</text:p>
          </table:table-cell>
          <table:table-cell office:value-type="string" calcext:value-type="string">
            <text:p>BH10S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3</text:p>
          </table:table-cell>
          <table:table-cell office:value-type="string" calcext:value-type="string">
            <text:p>DB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S</text:p>
          </table:table-cell>
          <table:table-cell office:value-type="string" calcext:value-type="string">
            <text:p>LIPO_BAT_VERTICAL_DW02S</text:p>
          </table:table-cell>
          <table:table-cell office:value-type="string" calcext:value-type="string">
            <text:p>BAT_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mm PJ-W47S-05D2-LF</text:p>
          </table:table-cell>
          <table:table-cell office:value-type="string" calcext:value-type="string">
            <text:p>PJ-W47S-05D2-LF_5PIN_V2</text:p>
          </table:table-cell>
          <table:table-cell office:value-type="string" calcext:value-type="string">
            <text:p>AUDIO_JACK_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</text:p>
          </table:table-cell>
          <table:table-cell table:style-name="ce5" office:value-type="string" calcext:value-type="string">
            <text:p>USB-MICRO_MISB-SWMM-5B_LF</text:p>
          </table:table-cell>
          <table:table-cell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DMI-SWM-19</text:p>
          </table:table-cell>
          <table:table-cell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N1X20(F-D-1X20-LF)</text:p>
          </table:table-cell>
          <table:table-cell office:value-type="string" calcext:value-type="string">
            <text:p>RP_Pico2040</text:p>
          </table:table-cell>
          <table:table-cell office:value-type="string" calcext:value-type="string">
            <text:p>RP2040_PLATFOR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-1206 (NANOSMDC035F-2)</text:p>
          </table:table-cell>
          <table:table-cell office:value-type="string" calcext:value-type="string">
            <text:p>FUSE-1206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TS-A016-X</text:p>
          </table:table-cell>
          <table:table-cell office:value-type="string" calcext:value-type="string">
            <text:p>RS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J_1_SMALLER</text:p>
          </table:table-cell>
          <table:table-cell office:value-type="string" calcext:value-type="string">
            <text:p>5V_ENABLE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/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2,R23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2-03-10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0">00/00/0000</text:date>, <text:time style:data-style-name="N2" text:time-value="08:00:28.541556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0T09:31:17.854029545</dc:date>
    <meta:editing-duration>PT2H25M38S</meta:editing-duration>
    <meta:editing-cycles>29</meta:editing-cycles>
    <meta:generator>LibreOffice/5.1.6.2$Linux_X86_64 LibreOffice_project/10m0$Build-2</meta:generator>
    <meta:document-statistic meta:table-count="1" meta:cell-count="144" meta:object-count="0"/>
  </office:meta>
</office:document-meta>
</file>